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c8c8c8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36cm" fo:min-width="4.07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948cm" fo:min-width="4.0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c8c8c8"/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13.283cm" svg:y="4.7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9.486cm" svg:y="4.7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5.605cm" svg:y="4.7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6.234cm" svg:y="5.31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6.234cm" svg:y="8.84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10.086cm" svg:y="5.31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10.088cm" svg:y="8.84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13.938cm" svg:y="5.313cm">
          <text:p text:style-name="P3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13.939cm" svg:y="8.843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5.581cm" svg:y="11.946cm">
          <text:p text:style-name="P5"><text:span text:style-name="T1">Round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13.282cm" svg:y="13.9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9.485cm" svg:y="13.92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5.604cm" svg:y="13.95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6.233cm" svg:y="14.488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6.233cm" svg:y="18.01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10.085cm" svg:y="14.48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10.087cm" svg:y="18.0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13.937cm" svg:y="14.488cm">
          <text:p text:style-name="P3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13.938cm" svg:y="18.018cm">
          <text:p text:style-name="P3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5.58cm" svg:y="21.121cm">
          <text:p text:style-name="P5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13.281cm" svg:y="23.1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9.484cm" svg:y="23.19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5.603cm" svg:y="23.22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6.232cm" svg:y="23.76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7cm" svg:height="2.343cm" svg:x="6.232cm" svg:y="27.2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10.084cm" svg:y="23.76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5cm" svg:height="2.343cm" svg:x="10.086cm" svg:y="27.29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13.936cm" svg:y="23.763cm">
          <text:p text:style-name="P3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097cm" svg:height="2.343cm" svg:x="13.937cm" svg:y="27.293cm">
          <text:p text:style-name="P3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11.222cm" svg:height="1.56cm" svg:x="5.579cm" svg:y="30.396cm">
          <text:p text:style-name="P5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572cm" svg:height="2.286cm" svg:x="1cm" svg:y="2.524cm">
          <text:p text:style-name="P1">Id_in_gro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572cm" svg:height="7.198cm" svg:x="1cm" svg:y="4.724cm">
          <text:p text:style-name="P1">1<text:line-break/><text:line-break/><text:line-break/><text:line-break/>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572cm" svg:height="7.198cm" svg:x="1cm" svg:y="13.924cm">
          <text:p text:style-name="P1">1<text:line-break/><text:line-break/><text:line-break/><text:line-break/>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572cm" svg:height="7.198cm" svg:x="1cm" svg:y="23.224cm">
          <text:p text:style-name="P1">1<text:line-break/><text:line-break/><text:line-break/><text:line-break/><text:line-break/>2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0T21:50:11.645294419</dc:date>
    <meta:editing-duration>PT1H38M24S</meta:editing-duration>
    <meta:editing-cycles>17</meta:editing-cycles>
    <meta:generator>LibreOffice/6.0.7.3$Linux_X86_64 LibreOffice_project/00m0$Build-3</meta:generator>
    <meta:document-statistic meta:object-count="34"/>
  </office:meta>
</office:document-meta>
</file>